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6f9d4" draw:textarea-horizontal-align="justify" draw:textarea-vertical-align="middle" draw:auto-grow-height="false" fo:min-height="2.718cm" fo:min-width="3.101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svg:stroke-color="#000000" draw:fill-color="#f6f9d4" draw:textarea-horizontal-align="justify" draw:textarea-vertical-align="middle" draw:auto-grow-height="false" fo:min-height="2.718cm" fo:min-width="2.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svg:stroke-color="#000000" draw:fill-color="#f6f9d4" draw:textarea-horizontal-align="justify" draw:textarea-vertical-align="middle" draw:auto-grow-height="false" fo:min-height="0.458cm" fo:min-width="6.351cm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P2" style:family="paragraph">
      <loext:graphic-properties draw:fill-color="#f6f9d4"/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6f9d4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6f9d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3.601cm" svg:height="2.968cm" svg:x="3.399cm" svg:y="7.657cm">
            <text:p text:style-name="P1"><text:span text:style-name="T1">voucher_id:</text:span><text:span text:style-name="T1"><text:line-break/></text:span><text:span text:style-name="T1">creator_id:</text:span><text:span text:style-name="T1"><text:line-break/></text:span><text:span text:style-name="T1">creator_</text:span><text:span text:style-name="T2">first_name:</text:span><text:span text:style-name="T2"><text:line-break/></text:span><text:span text:style-name="T2"> <text:s/>… <text:s text:c="2"/></text:span><text:span text:style-name="T1">signature_type:</text:span><text:span text:style-name="T1"><text:line-break/></text:span><text:span text:style-name="T2">signature_time:</text:span><text:span text:style-name="T2"><text:line-break/></text:span><text:span text:style-name="T2">creator_signature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25cm" svg:height="2.968cm" svg:x="7cm" svg:y="7.657cm">
            <text:p text:style-name="P3"><text:span text:style-name="T2">Ud1C95JGG2...</text:span></text:p>
            <text:p text:style-name="P3"><text:span text:style-name="T2">aLeHsoCmBBj...</text:span></text:p>
            <text:p text:style-name="P3"><text:span text:style-name="T2">Bob</text:span><text:span text:style-name="T2"><text:line-break/></text:span><text:span text:style-name="T2">...</text:span></text:p>
            <text:p text:style-name="P3"><text:span text:style-name="T2">guarantor</text:span></text:p>
            <text:p text:style-name="P3"><text:span text:style-name="T2">2024-12-11T12...</text:span></text:p>
            <text:p text:style-name="P3"><text:span text:style-name="T2">MGQqCKJtLwI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6.851cm" svg:height="0.708cm" svg:x="3.399cm" svg:y="6.949cm">
            <text:p text:style-name="P5"><text:span text:style-name="T3">Signatur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21:26:50.525437261</meta:creation-date>
    <dc:date>2024-12-28T10:46:43.611050540</dc:date>
    <meta:editing-duration>PT12H54M10S</meta:editing-duration>
    <meta:editing-cycles>13</meta:editing-cycles>
    <meta:generator>LibreOffice/7.3.7.2$Linux_X86_64 LibreOffice_project/30$Build-2</meta:generator>
    <meta:document-statistic meta:object-count="4"/>
  </office:meta>
</office:document-meta>
</file>